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9600698579027" calcext:value-type="float">
            <text:p>98,96</text:p>
          </table:table-cell>
          <table:table-cell table:style-name="ce3" table:formula="of:=([.F2]/12597)*100" office:value-type="float" office:value="1.03993014209732" calcext:value-type="float">
            <text:p>1,04</text:p>
          </table:table-cell>
          <table:table-cell office:value-type="float" office:value="6553" calcext:value-type="float">
            <text:p>6553</text:p>
          </table:table-cell>
          <table:table-cell table:style-name="ce4" table:formula="of:=[.E18]+[.H18]" office:value-type="float" office:value="12466" calcext:value-type="float">
            <text:p>12466</text:p>
          </table:table-cell>
          <table:table-cell table:formula="of:=12597-[.E2]" office:value-type="float" office:value="131" calcext:value-type="float">
            <text:p>131</text:p>
          </table:table-cell>
          <table:table-cell office:value-type="float" office:value="293.997018099" calcext:value-type="float">
            <text:p>293,997018099</text:p>
          </table:table-cell>
          <table:table-cell office:value-type="float" office:value="11.4069757462" calcext:value-type="float">
            <text:p>11,406975746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5316345161546" calcext:value-type="float">
            <text:p>99,53</text:p>
          </table:table-cell>
          <table:table-cell table:style-name="ce3" table:formula="of:=([.F3]/12597)*100" office:value-type="float" office:value="0.46836548384536" calcext:value-type="float">
            <text:p>0,47</text:p>
          </table:table-cell>
          <table:table-cell office:value-type="float" office:value="5702" calcext:value-type="float">
            <text:p>5702</text:p>
          </table:table-cell>
          <table:table-cell table:style-name="ce4" table:formula="of:=[.E19]+[.H19]" office:value-type="float" office:value="12538" calcext:value-type="float">
            <text:p>12538</text:p>
          </table:table-cell>
          <table:table-cell table:formula="of:=12597-[.E3]" office:value-type="float" office:value="59" calcext:value-type="float">
            <text:p>59</text:p>
          </table:table-cell>
          <table:table-cell office:value-type="float" office:value="325.435866833" calcext:value-type="float">
            <text:p>325,435866833</text:p>
          </table:table-cell>
          <table:table-cell office:value-type="float" office:value="9.95417094231" calcext:value-type="float">
            <text:p>9,954170942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4046201476542" calcext:value-type="float">
            <text:p>99,40</text:p>
          </table:table-cell>
          <table:table-cell table:style-name="ce3" table:formula="of:=([.F4]/12597)*100" office:value-type="float" office:value="0.595379852345797" calcext:value-type="float">
            <text:p>0,60</text:p>
          </table:table-cell>
          <table:table-cell office:value-type="float" office:value="3202" calcext:value-type="float">
            <text:p>3202</text:p>
          </table:table-cell>
          <table:table-cell table:style-name="ce4" table:formula="of:=[.E20]+[.H20]" office:value-type="float" office:value="12522" calcext:value-type="float">
            <text:p>12522</text:p>
          </table:table-cell>
          <table:table-cell table:formula="of:=12597-[.E4]" office:value-type="float" office:value="75" calcext:value-type="float">
            <text:p>75</text:p>
          </table:table-cell>
          <table:table-cell office:value-type="float" office:value="142.181192875" calcext:value-type="float">
            <text:p>142,181192875</text:p>
          </table:table-cell>
          <table:table-cell office:value-type="float" office:value="3.72919607162" calcext:value-type="float">
            <text:p>3,729196071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4443121378106" calcext:value-type="float">
            <text:p>99,44</text:p>
          </table:table-cell>
          <table:table-cell table:style-name="ce3" table:formula="of:=([.F5]/12597)*100" office:value-type="float" office:value="0.55568786218941" calcext:value-type="float">
            <text:p>0,56</text:p>
          </table:table-cell>
          <table:table-cell office:value-type="float" office:value="3896" calcext:value-type="float">
            <text:p>3896</text:p>
          </table:table-cell>
          <table:table-cell table:style-name="ce4" table:formula="of:=[.E21]+[.H21]" office:value-type="float" office:value="12527" calcext:value-type="float">
            <text:p>12527</text:p>
          </table:table-cell>
          <table:table-cell table:formula="of:=12597-[.E5]" office:value-type="float" office:value="70" calcext:value-type="float">
            <text:p>70</text:p>
          </table:table-cell>
          <table:table-cell office:value-type="float" office:value="101.701518774" calcext:value-type="float">
            <text:p>101,701518774</text:p>
          </table:table-cell>
          <table:table-cell office:value-type="float" office:value="4.71507191658" calcext:value-type="float">
            <text:p>4,715071916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539096610304" calcext:value-type="float">
            <text:p>99,75</text:p>
          </table:table-cell>
          <table:table-cell table:style-name="ce3" table:formula="of:=([.F6]/12597)*100" office:value-type="float" office:value="0.246090338969596" calcext:value-type="float">
            <text:p>0,2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566" calcext:value-type="float">
            <text:p>12566</text:p>
          </table:table-cell>
          <table:table-cell table:formula="of:=12597-[.E6]" office:value-type="float" office:value="31" calcext:value-type="float">
            <text:p>31</text:p>
          </table:table-cell>
          <table:table-cell office:value-type="float" office:value="91.7376890182" calcext:value-type="float">
            <text:p>91,7376890182</text:p>
          </table:table-cell>
          <table:table-cell office:value-type="float" office:value="23.4192950726" calcext:value-type="float">
            <text:p>23,419295072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4046201476542" calcext:value-type="float">
            <text:p>99,40</text:p>
          </table:table-cell>
          <table:table-cell table:style-name="ce3" table:formula="of:=([.F7]/12597)*100" office:value-type="float" office:value="0.595379852345797" calcext:value-type="float">
            <text:p>0,60</text:p>
          </table:table-cell>
          <table:table-cell office:value-type="float" office:value="3252" calcext:value-type="float">
            <text:p>3252</text:p>
          </table:table-cell>
          <table:table-cell table:style-name="ce4" table:formula="of:=[.E23]+[.H23]" office:value-type="float" office:value="12522" calcext:value-type="float">
            <text:p>12522</text:p>
          </table:table-cell>
          <table:table-cell table:formula="of:=12597-[.E7]" office:value-type="float" office:value="75" calcext:value-type="float">
            <text:p>75</text:p>
          </table:table-cell>
          <table:table-cell office:value-type="float" office:value="151.080626011" calcext:value-type="float">
            <text:p>151,080626011</text:p>
          </table:table-cell>
          <table:table-cell office:value-type="float" office:value="3.73989200592" calcext:value-type="float">
            <text:p>3,739892005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2934825752163" calcext:value-type="float">
            <text:p>99,29</text:p>
          </table:table-cell>
          <table:table-cell table:style-name="ce3" table:formula="of:=([.F8]/12597)*100" office:value-type="float" office:value="0.706517424783679" calcext:value-type="float">
            <text:p>0,71</text:p>
          </table:table-cell>
          <table:table-cell office:value-type="float" office:value="3139" calcext:value-type="float">
            <text:p>3139</text:p>
          </table:table-cell>
          <table:table-cell table:style-name="ce4" table:formula="of:=[.E24]+[.H24]" office:value-type="float" office:value="12508" calcext:value-type="float">
            <text:p>12508</text:p>
          </table:table-cell>
          <table:table-cell table:formula="of:=12597-[.E8]" office:value-type="float" office:value="89" calcext:value-type="float">
            <text:p>89</text:p>
          </table:table-cell>
          <table:table-cell office:value-type="float" office:value="165.479505062" calcext:value-type="float">
            <text:p>165,479505062</text:p>
          </table:table-cell>
          <table:table-cell office:value-type="float" office:value="3.62227630615" calcext:value-type="float">
            <text:p>3,62227630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919425259983" calcext:value-type="float">
            <text:p>99,49</text:p>
          </table:table-cell>
          <table:table-cell table:style-name="ce3" table:formula="of:=([.F9]/12597)*100" office:value-type="float" office:value="0.508057474001746" calcext:value-type="float">
            <text:p>0,51</text:p>
          </table:table-cell>
          <table:table-cell office:value-type="float" office:value="3215" calcext:value-type="float">
            <text:p>3215</text:p>
          </table:table-cell>
          <table:table-cell table:style-name="ce4" table:formula="of:=[.E25]+[.H25]" office:value-type="float" office:value="12533" calcext:value-type="float">
            <text:p>12533</text:p>
          </table:table-cell>
          <table:table-cell table:formula="of:=12597-[.E9]" office:value-type="float" office:value="64" calcext:value-type="float">
            <text:p>64</text:p>
          </table:table-cell>
          <table:table-cell office:value-type="float" office:value="125.157014847" calcext:value-type="float">
            <text:p>125,157014847</text:p>
          </table:table-cell>
          <table:table-cell office:value-type="float" office:value="4.51836323738" calcext:value-type="float">
            <text:p>4,518363237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459712629991" calcext:value-type="float">
            <text:p>99,75</text:p>
          </table:table-cell>
          <table:table-cell table:style-name="ce3" table:formula="of:=([.F10]/12597)*100" office:value-type="float" office:value="0.254028737000873" calcext:value-type="float">
            <text:p>0,25</text:p>
          </table:table-cell>
          <table:table-cell office:value-type="float" office:value="7778" calcext:value-type="float">
            <text:p>7778</text:p>
          </table:table-cell>
          <table:table-cell table:style-name="ce4" table:formula="of:=[.E26]+[.H26]" office:value-type="float" office:value="12565" calcext:value-type="float">
            <text:p>12565</text:p>
          </table:table-cell>
          <table:table-cell table:formula="of:=12597-[.E10]" office:value-type="float" office:value="32" calcext:value-type="float">
            <text:p>32</text:p>
          </table:table-cell>
          <table:table-cell office:value-type="float" office:value="132.220776081" calcext:value-type="float">
            <text:p>132,220776081</text:p>
          </table:table-cell>
          <table:table-cell office:value-type="float" office:value="13.4836523533" calcext:value-type="float">
            <text:p>13,483652353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5872033023736" calcext:value-type="float">
            <text:p>99,59</text:p>
          </table:table-cell>
          <table:table-cell table:style-name="ce3" table:formula="of:=([.F11]/12597)*100" office:value-type="float" office:value="0.412796697626419" calcext:value-type="float">
            <text:p>0,41</text:p>
          </table:table-cell>
          <table:table-cell office:value-type="float" office:value="6463" calcext:value-type="float">
            <text:p>6463</text:p>
          </table:table-cell>
          <table:table-cell table:style-name="ce4" table:formula="of:=[.E27]+[.H27]" office:value-type="float" office:value="12545" calcext:value-type="float">
            <text:p>12545</text:p>
          </table:table-cell>
          <table:table-cell table:formula="of:=12597-[.E11]" office:value-type="float" office:value="52" calcext:value-type="float">
            <text:p>52</text:p>
          </table:table-cell>
          <table:table-cell office:value-type="float" office:value="153.830085993" calcext:value-type="float">
            <text:p>153,830085993</text:p>
          </table:table-cell>
          <table:table-cell office:value-type="float" office:value="11.219468832" calcext:value-type="float">
            <text:p>11,21946883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617766134794" calcext:value-type="float">
            <text:p>99,4617766135</text:p>
          </table:table-cell>
          <table:table-cell table:formula="of:=AVERAGE([.C2:.C11])" office:value-type="float" office:value="0.5382233865206" calcext:value-type="float">
            <text:p>0,5382233865</text:p>
          </table:table-cell>
          <table:table-cell table:formula="of:=SUM([.D2:.D11])/10" office:value-type="float" office:value="5579.7" calcext:value-type="float">
            <text:p>5579,7</text:p>
          </table:table-cell>
          <table:table-cell table:formula="of:=AVERAGE([.E2:.E11])" office:value-type="float" office:value="12529.2" calcext:value-type="float">
            <text:p>12529,2</text:p>
          </table:table-cell>
          <table:table-cell table:formula="of:=AVERAGE([.F2:.F11])" office:value-type="float" office:value="67.8" calcext:value-type="float">
            <text:p>67,8</text:p>
          </table:table-cell>
          <table:table-cell table:formula="of:=SUM([.G2:.G11])/10" office:value-type="float" office:value="168.28212935932" calcext:value-type="float">
            <text:p>168,2821293593</text:p>
          </table:table-cell>
          <table:table-cell table:formula="of:=SUM([.H2:.H11])/10" office:value-type="float" office:value="8.980836248406" calcext:value-type="float">
            <text:p>8,980836248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42938794951179" calcext:value-type="float">
            <text:p>0,44293879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0" calcext:value-type="float">
            <text:p>5810</text:p>
          </table:table-cell>
          <table:table-cell table:formula="of:=AVERAGE([.G18:.G27])" office:value-type="float" office:value="52.7" calcext:value-type="float">
            <text:p>52,7</text:p>
          </table:table-cell>
          <table:table-cell/>
          <table:table-cell office:value-type="float" office:value="5683" calcext:value-type="float">
            <text:p>5683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table:formula="of:=12597-SUM([.E18:.G18])" office:value-type="float" office:value="6783" calcext:value-type="float">
            <text:p>67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.1" calcext:value-type="float">
            <text:p>15,1</text:p>
          </table:table-cell>
          <table:table-cell table:formula="of:=AVERAGE([.H18:.H27])" office:value-type="float" office:value="6719.2" calcext:value-type="float">
            <text:p>6719,2</text:p>
          </table:table-cell>
          <table:table-cell/>
          <table:table-cell office:value-type="float" office:value="5811" calcext:value-type="float">
            <text:p>581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12597-SUM([.E19:.G19])" office:value-type="float" office:value="6727" calcext:value-type="float">
            <text:p>672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0" calcext:value-type="float">
            <text:p>5800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formula="of:=12597-SUM([.E20:.G20])" office:value-type="float" office:value="6722" calcext:value-type="float">
            <text:p>672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10" calcext:value-type="float">
            <text:p>5810</text:p>
          </table:table-cell>
          <table:table-cell table:number-columns-repeated="2"/>
          <table:table-cell office:value-type="float" office:value="5900" calcext:value-type="float">
            <text:p>590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formula="of:=12597-SUM([.E21:.G21])" office:value-type="float" office:value="6627" calcext:value-type="float">
            <text:p>662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.1" calcext:value-type="float">
            <text:p>15,1</text:p>
          </table:table-cell>
          <table:table-cell table:number-columns-repeated="2"/>
          <table:table-cell office:value-type="float" office:value="5747" calcext:value-type="float">
            <text:p>574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12597-SUM([.E22:.G22])" office:value-type="float" office:value="6819" calcext:value-type="float">
            <text:p>681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2.7" calcext:value-type="float">
            <text:p>52,7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formula="of:=12597-SUM([.E23:.G23])" office:value-type="float" office:value="6651" calcext:value-type="float">
            <text:p>665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9.2" calcext:value-type="float">
            <text:p>6719,2</text:p>
          </table:table-cell>
          <table:table-cell table:number-columns-repeated="2"/>
          <table:table-cell office:value-type="float" office:value="5685" calcext:value-type="float">
            <text:p>5685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table:formula="of:=12597-SUM([.E24:.G24])" office:value-type="float" office:value="6823" calcext:value-type="float">
            <text:p>682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12597-SUM([.E25:.G25])" office:value-type="float" office:value="6717" calcext:value-type="float">
            <text:p>671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6" calcext:value-type="float">
            <text:p>589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69" calcext:value-type="float">
            <text:p>666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12597-SUM([.E27:.G27])" office:value-type="float" office:value="6654" calcext:value-type="float">
            <text:p>66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4617766134794" calcext:value-type="float">
            <text:p>0,9946177661</text:p>
          </table:table-cell>
          <table:table-cell table:number-columns-repeated="2"/>
          <table:table-cell table:formula="of:=SUM([.E18:.E27])/10" office:value-type="float" office:value="5810" calcext:value-type="float">
            <text:p>5810</text:p>
          </table:table-cell>
          <table:table-cell table:formula="of:=SUM([.F18:.F27])/10" office:value-type="float" office:value="15.1" calcext:value-type="float">
            <text:p>15,1</text:p>
          </table:table-cell>
          <table:table-cell table:formula="of:=SUM([.G18:.G27])/10" office:value-type="float" office:value="52.7" calcext:value-type="float">
            <text:p>52,7</text:p>
          </table:table-cell>
          <table:table-cell table:formula="of:=SUM([.H18:.H27])/10" office:value-type="float" office:value="6719.2" calcext:value-type="float">
            <text:p>6719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5382233865206" calcext:value-type="float">
            <text:p>0,0053822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1010967642895" calcext:value-type="float">
            <text:p>0,99101096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75774765009" calcext:value-type="float">
            <text:p>0,99775774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26:39.1666767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9S</meta:editing-duration>
    <meta:editing-cycles>10</meta:editing-cycles>
    <meta:generator>LibreOffice/5.1.6.2$Linux_X86_64 LibreOffice_project/10m0$Build-2</meta:generator>
    <dc:date>2018-01-21T18:28:24.752468656</dc:date>
    <meta:document-statistic meta:table-count="1" meta:cell-count="177" meta:object-count="0"/>
  </office:meta>
</office:document-meta>
</file>